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72in" svg:y="1.9429in">
            <draw:object draw:notify-on-update-of-ranges="Sheet1.C1:Sheet1.C1 Sheet1.C2:Sheet1.C6 Sheet1.D1:Sheet1.D1 Sheet1.D2:Sheet1.D6 Sheet1.C1:Sheet1.C1 Sheet1.C2:Sheet1.C6 Sheet1.E1:Sheet1.E1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8.061in" svg:y="1.8276in">
            <draw:object draw:notify-on-update-of-ranges="Sheet1.C1:Sheet1.C1 Sheet1.C2:Sheet1.C6 Sheet1.F1:Sheet1.F1 Sheet1.F2:Sheet1.F6 Sheet1.C1:Sheet1.C1 Sheet1.C2:Sheet1.C6 Sheet1.G1:Sheet1.G1 Sheet1.G2:Sheet1.G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rect(s)</text:p>
          </table:table-cell>
          <table:table-cell office:value-type="string" calcext:value-type="string">
            <text:p>Precomputed(s)</text:p>
          </table:table-cell>
          <table:table-cell office:value-type="string" calcext:value-type="string">
            <text:p>Run time ratio</text:p>
          </table:table-cell>
          <table:table-cell office:value-type="string" calcext:value-type="string">
            <text:p>Max. variables for finite difference tradeoff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0240898132324219" calcext:value-type="float">
            <text:p>0.00240898132324219</text:p>
          </table:table-cell>
          <table:table-cell office:value-type="float" office:value="0.000780761241912842" calcext:value-type="float">
            <text:p>0.000780761241912842</text:p>
          </table:table-cell>
          <table:table-cell table:formula="of:=[.D2]/[.E2]" office:value-type="float" office:value="3.08542636842507" calcext:value-type="float">
            <text:p>3.08542636842507</text:p>
          </table:table-cell>
          <table:table-cell table:formula="of:=[.F2]*4+1" office:value-type="float" office:value="13.3417054737003" calcext:value-type="float">
            <text:p>13.341705473700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.0376889705657959" calcext:value-type="float">
            <text:p>0.0376889705657959</text:p>
          </table:table-cell>
          <table:table-cell office:value-type="float" office:value="0.00331103801727295" calcext:value-type="float">
            <text:p>0.00331103801727295</text:p>
          </table:table-cell>
          <table:table-cell table:formula="of:=[.D3]/[.E3]" office:value-type="float" office:value="11.3828262826283" calcext:value-type="float">
            <text:p>11.3828262826283</text:p>
          </table:table-cell>
          <table:table-cell table:formula="of:=[.F3]*4+1" office:value-type="float" office:value="46.5313051305131" calcext:value-type="float">
            <text:p>46.5313051305131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0.177850723266602" calcext:value-type="float">
            <text:p>0.177850723266602</text:p>
          </table:table-cell>
          <table:table-cell office:value-type="float" office:value="0.00985801219940186" calcext:value-type="float">
            <text:p>0.00985801219940186</text:p>
          </table:table-cell>
          <table:table-cell table:formula="of:=[.D4]/[.E4]" office:value-type="float" office:value="18.0412358667392" calcext:value-type="float">
            <text:p>18.0412358667392</text:p>
          </table:table-cell>
          <table:table-cell table:formula="of:=[.F4]*4+1" office:value-type="float" office:value="73.1649434669569" calcext:value-type="float">
            <text:p>73.1649434669569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0.565760731697083" calcext:value-type="float">
            <text:p>0.565760731697083</text:p>
          </table:table-cell>
          <table:table-cell office:value-type="float" office:value="0.020187258720398" calcext:value-type="float">
            <text:p>0.020187258720398</text:p>
          </table:table-cell>
          <table:table-cell table:formula="of:=[.D5]/[.E5]" office:value-type="float" office:value="28.0256343633926" calcext:value-type="float">
            <text:p>28.0256343633926</text:p>
          </table:table-cell>
          <table:table-cell table:formula="of:=[.F5]*4+1" office:value-type="float" office:value="113.102537453571" calcext:value-type="float">
            <text:p>113.10253745357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float" office:value="1.90331453084946" calcext:value-type="float">
            <text:p>1.90331453084946</text:p>
          </table:table-cell>
          <table:table-cell office:value-type="float" office:value="0.0436142683029175" calcext:value-type="float">
            <text:p>0.0436142683029175</text:p>
          </table:table-cell>
          <table:table-cell table:formula="of:=[.D6]/[.E6]" office:value-type="float" office:value="43.639721699106" calcext:value-type="float">
            <text:p>43.639721699106</text:p>
          </table:table-cell>
          <table:table-cell table:formula="of:=[.F6]*4+1" office:value-type="float" office:value="175.558886796424" calcext:value-type="float">
            <text:p>175.5588867964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7:57:41.473710197</meta:creation-date>
    <dc:date>2023-09-15T19:42:21.023266027</dc:date>
    <meta:editing-duration>PT11H44M39S</meta:editing-duration>
    <meta:editing-cycles>4</meta:editing-cycles>
    <meta:generator>LibreOffice/7.5.6.2$Linux_X86_64 LibreOffice_project/50$Build-2</meta:generator>
    <meta:document-statistic meta:table-count="1" meta:cell-count="4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NACA-0012 AR = 5 wing, Re 1Mi, Mach 0</text:p>
        </chart:title>
        <chart:subtitle svg:x="2.294cm" svg:y="1.275cm" chart:style-name="ch3">
          <text:p>(Equal number of elements in chordwise and spanwise directions)</text:p>
        </chart:subtitle>
        <chart:legend chart:legend-position="end" svg:x="12.222cm" svg:y="3.952cm" style:legend-expansion="high" chart:style-name="ch4"/>
        <chart:plot-area chart:style-name="ch5" table:cell-range-address="Sheet1.C1:Sheet1.E6" chart:data-source-has-labels="row" svg:x="1.331cm" svg:y="2.138cm" svg:width="10.571cm" svg:height="5.701cm">
          <chart:coordinate-region svg:x="2.058cm" svg:y="2.337cm" svg:width="9.472cm" svg:height="4.855cm"/>
          <chart:axis chart:dimension="x" chart:name="primary-x" chart:style-name="ch6">
            <chart:title svg:x="5.276cm" svg:y="8.019cm" chart:style-name="ch7">
              <text:p>Number of panels</text:p>
            </chart:title>
          </chart:axis>
          <chart:axis chart:dimension="y" chart:name="primary-y" chart:style-name="ch8">
            <chart:title svg:x="0.451cm" svg:y="6.381cm" chart:style-name="ch9">
              <text:p>Evaluation time (s)</text:p>
            </chart:title>
            <chart:grid chart:style-name="ch10" chart:class="major"/>
          </chart:axis>
          <chart:series chart:style-name="ch11" chart:values-cell-range-address="Sheet1.D2:Sheet1.D6" chart:label-cell-address="Sheet1.D1:Sheet1.D1" chart:class="chart:scatter">
            <chart:domain table:cell-range-address="Sheet1.C2:Sheet1.C6"/>
            <chart:data-point chart:repeated="5"/>
          </chart:series>
          <chart:series chart:style-name="ch12" chart:values-cell-range-address="Sheet1.E2:Sheet1.E6" chart:label-cell-address="Sheet1.E1:Sheet1.E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rect(s)</text:p>
                <draw:g>
                  <svg:desc>Sheet1.D1:Sheet1.D1</svg:desc>
                </draw:g>
              </table:table-cell>
              <table:table-cell office:value-type="string">
                <text:p>Precomputed(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:Sheet1.C6</svg:desc>
                </draw:g>
              </table:table-cell>
              <table:table-cell office:value-type="float" office:value="0.00240898132324219">
                <text:p>0.00240898132324219</text:p>
                <draw:g>
                  <svg:desc>Sheet1.D2:Sheet1.D6</svg:desc>
                </draw:g>
              </table:table-cell>
              <table:table-cell office:value-type="float" office:value="0.000780761241912842">
                <text:p>0.000780761241912842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0376889705657959">
                <text:p>0.0376889705657959</text:p>
              </table:table-cell>
              <table:table-cell office:value-type="float" office:value="0.00331103801727295">
                <text:p>0.0033110380172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.177850723266602">
                <text:p>0.177850723266602</text:p>
              </table:table-cell>
              <table:table-cell office:value-type="float" office:value="0.00985801219940186">
                <text:p>0.00985801219940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0.565760731697083">
                <text:p>0.565760731697083</text:p>
              </table:table-cell>
              <table:table-cell office:value-type="float" office:value="0.020187258720398">
                <text:p>0.020187258720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.90331453084946">
                <text:p>1.90331453084946</text:p>
              </table:table-cell>
              <table:table-cell office:value-type="float" office:value="0.0436142683029175">
                <text:p>0.043614268302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NACA-0012 AR = 5 wing, Re 1Mi, Mach 0</text:p>
        </chart:title>
        <chart:subtitle svg:x="2.294cm" svg:y="1.275cm" chart:style-name="ch3">
          <text:p>(Equal number of elements in chordwise and spanwise directions)</text:p>
        </chart:subtitle>
        <chart:legend chart:legend-position="end" svg:x="10.079cm" svg:y="3.753cm" style:legend-expansion="high" chart:style-name="ch4"/>
        <chart:plot-area chart:style-name="ch5" table:cell-range-address="Sheet1.C1:Sheet1.C6 Sheet1.F1:Sheet1.G6" chart:data-source-has-labels="row" svg:x="1.331cm" svg:y="2.138cm" svg:width="8.428cm" svg:height="5.701cm">
          <chart:coordinate-region svg:x="2.138cm" svg:y="2.337cm" svg:width="7.249cm" svg:height="4.855cm"/>
          <chart:axis chart:dimension="x" chart:name="primary-x" chart:style-name="ch6">
            <chart:title svg:x="4.205cm" svg:y="8.019cm" chart:style-name="ch7">
              <text:p>Number of panels</text:p>
            </chart:title>
          </chart:axis>
          <chart:axis chart:dimension="y" chart:name="primary-y" chart:style-name="ch8">
            <chart:title svg:x="0.451cm" svg:y="5.389cm" chart:style-name="ch9">
              <text:p>Gain</text:p>
            </chart:title>
            <chart:grid chart:style-name="ch10" chart:class="major"/>
          </chart:axis>
          <chart:series chart:style-name="ch11" chart:values-cell-range-address="Sheet1.F2:Sheet1.F6" chart:label-cell-address="Sheet1.F1:Sheet1.F1" chart:class="chart:scatter">
            <chart:domain table:cell-range-address="Sheet1.C2:Sheet1.C6"/>
            <chart:data-point chart:repeated="5"/>
          </chart:series>
          <chart:series chart:style-name="ch12" chart:values-cell-range-address="Sheet1.G2:Sheet1.G6" chart:label-cell-address="Sheet1.G1:Sheet1.G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un time ratio</text:p>
                <draw:g>
                  <svg:desc>Sheet1.F1:Sheet1.F1</svg:desc>
                </draw:g>
              </table:table-cell>
              <table:table-cell office:value-type="string">
                <text:p>Max. variables for finite difference tradeoff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:Sheet1.C6</svg:desc>
                </draw:g>
              </table:table-cell>
              <table:table-cell office:value-type="float" office:value="3.08542636842507">
                <text:p>3.08542636842507</text:p>
                <draw:g>
                  <svg:desc>Sheet1.F2:Sheet1.F6</svg:desc>
                </draw:g>
              </table:table-cell>
              <table:table-cell office:value-type="float" office:value="13.3417054737003">
                <text:p>13.3417054737003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1.3828262826283">
                <text:p>11.3828262826283</text:p>
              </table:table-cell>
              <table:table-cell office:value-type="float" office:value="46.5313051305131">
                <text:p>46.5313051305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8.0412358667392">
                <text:p>18.0412358667392</text:p>
              </table:table-cell>
              <table:table-cell office:value-type="float" office:value="73.1649434669569">
                <text:p>73.1649434669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28.0256343633926">
                <text:p>28.0256343633926</text:p>
              </table:table-cell>
              <table:table-cell office:value-type="float" office:value="113.102537453571">
                <text:p>113.102537453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43.639721699106">
                <text:p>43.639721699106</text:p>
              </table:table-cell>
              <table:table-cell office:value-type="float" office:value="175.558886796424">
                <text:p>175.558886796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